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5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6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font-weight="normal" officeooo:paragraph-rsid="001b9a9f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etter-spacing="normal" fo:font-style="normal" style:letter-kerning="false" style:font-name-asian="Times New Roman" style:font-style-asian="normal" style:font-name-complex="Times New Roman" style:font-style-complex="normal" style:text-scale="105%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6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5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7"><text:span text:style-name="T12"><text:placeholder text:placeholder-type="text">&lt;/if&gt;</text:placeholder></text:span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5-07-08T08:15:01.420000218">08/07/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4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8T08:15:01.242000000</dc:date>
    <meta:print-date>2010-04-13T14:27:00</meta:print-date>
    <meta:editing-cycles>102</meta:editing-cycles>
    <meta:editing-duration>PT4H2M47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43" meta:character-count="2491" meta:non-whitespace-character-count="2291"/>
  </office:meta>
</office:document-meta>
</file>